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2000000BDAAEC5D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01e580" officeooo:paragraph-rsid="0001e580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ff0000" style:font-name="Arial" fo:font-size="12pt" fo:language="en" fo:country="US" style:font-size-asian="12pt" style:font-name-complex="Arial1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ff0000" fo:font-size="13.5pt" style:font-size-asian="13.5pt" style:font-size-complex="13.5pt"/>
    </style:style>
    <style:style style:name="P10" style:family="paragraph" style:parent-style-name="Standard">
      <style:paragraph-properties fo:margin-left="0cm" fo:margin-right="0cm" fo:text-align="justify" style:justify-single-word="false" fo:text-indent="0.97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4" style:family="text">
      <style:text-properties style:font-name="Arial" fo:font-size="12pt" style:font-size-asian="12pt" style:font-name-complex="Arial1" style:font-size-complex="12pt"/>
    </style:style>
    <style:style style:name="T5" style:family="text">
      <style:text-properties style:font-name="Arial" fo:font-size="12pt" fo:language="en" fo:country="US" style:font-size-asian="12pt" style:font-name-complex="Arial1" style:font-size-complex="12pt"/>
    </style:style>
    <style:style style:name="T6" style:family="text">
      <style:text-properties style:font-name="Arial" fo:font-size="12pt" fo:language="en" fo:country="US" fo:font-weight="bold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" fo:font-size="12pt" fo:language="en" fo:country="US" fo:font-style="italic" style:font-size-asian="12pt" style:font-style-asian="italic" style:font-name-complex="Arial1" style:font-size-complex="12pt" style:font-style-complex="italic" style:font-weight-complex="bold"/>
    </style:style>
    <style:style style:name="T8" style:family="text">
      <style:text-properties style:font-name="Arial" fo:font-size="12pt" fo:language="en" fo:country="US" style:text-underline-style="solid" style:text-underline-width="auto" style:text-underline-color="font-color" style:font-size-asian="12pt" style:font-name-complex="Arial1" style:font-size-complex="12pt"/>
    </style:style>
    <style:style style:name="T9" style:family="text">
      <style:text-properties style:font-name="Arial" fo:font-size="10pt" fo:font-style="italic" style:font-size-asian="10pt" style:font-style-asian="italic" style:font-name-complex="Arial1" style:font-size-complex="10pt"/>
    </style:style>
    <style:style style:name="T10" style:family="text">
      <style:text-properties style:text-position="super 58%"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11" style:family="text">
      <style:text-properties style:text-position="super 58%" style:font-name="Arial" fo:font-size="12pt" style:font-size-asian="12pt" style:font-name-complex="Arial1" style:font-size-complex="12pt"/>
    </style:style>
    <style:style style:name="T12" style:family="text">
      <style:text-properties style:text-position="super 58%" style:font-name="Arial" fo:font-size="10pt" fo:font-style="italic" style:font-size-asian="10pt" style:font-style-asian="italic" style:font-name-complex="Arial1" style:font-size-complex="10pt"/>
    </style:style>
    <style:style style:name="T13" style:family="text">
      <style:text-properties fo:color="#000000" style:font-name="Arial" fo:font-size="12pt" style:font-size-asian="12pt" style:font-name-complex="Arial1" style:font-size-complex="12pt"/>
    </style:style>
    <style:style style:name="T14" style:family="text">
      <style:text-properties fo:color="#000000" style:font-name="Arial" fo:font-size="12pt" fo:font-weight="bold" style:font-size-asian="12pt" style:font-weight-asian="bold" style:font-name-complex="Arial1" style:font-size-complex="12pt"/>
    </style:style>
    <style:style style:name="T15" style:family="text">
      <style:text-properties fo:color="#000000"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16" style:family="text">
      <style:text-properties fo:color="#000000"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Extenção Intervalar para a Esperança da Probabilidade das Variáveis Exponencial e Pareto</text:span></text:p>
      <text:p text:style-name="P1"><text:span text:style-name="T3">LUCAS MENDES TORTELLI</text:span><text:span text:style-name="T10">1</text:span><text:span text:style-name="T4">; MAURICIO DORNELES CALDEIRA BALBONI</text:span><text:span text:style-name="T11">2</text:span><text:span text:style-name="T4">; ; MARILINE LORINI</text:span><text:span text:style-name="T11">3</text:span><text:span text:style-name="T4">; <text:s/>ALINE BRUM LORETO</text:span><text:span text:style-name="T11">4</text:span></text:p>
      <text:p text:style-name="P3"/>
      <text:p text:style-name="P1"><text:span text:style-name="T12">1</text:span><text:span text:style-name="T9">Nome da Instituição do Autor 1 – e-mail do autor 1</text:span></text:p>
      <text:p text:style-name="P1"><text:span text:style-name="T12">2</text:span><text:span text:style-name="T9">Nome da Instituição do(s) Co-Autor(es) – e-mail do autor 2 (se houver)</text:span></text:p>
      <text:p text:style-name="P1"><text:span text:style-name="T12">3</text:span><text:span text:style-name="T9">Nome da Instituição do Orientador – e-mail do orientador</text:span></text:p>
      <text:p text:style-name="P3"/>
      <text:p text:style-name="P3"/>
      <text:p text:style-name="P1"><text:span text:style-name="T1">1. INTRODUÇÃO</text:span></text:p>
      <text:p text:style-name="P5"><text:tab/>A computação científica é extremamente utilizada quando<text:tab/> é necessária grande exatidão e confiabilidade nos resultados obtidos[CAMPOS, 2002]. Ao representar dados numéricos no sistema de ponto flutuante, estes são aproximados para um subconjunto finitos dos números reais[RATSCHEK, 1988]. Através desta aproximação de valores ocasionam-se erros pela impossibilidade da máquina representar estes valores com toda a sua exatidão, este erros podem ser tanto por falha humana, falha nos instrumentos de medida para obtenção dos dados ou pelos próprios erros originados pelo sistema de ponto flutuante (arredondamento e truncamento). O erro total obtido será o acumulo dos erros nos resultados intermediários ocasionando um valor impreciso no fim[RUGIERO, 2004].</text:p>
      <text:p text:style-name="P5"><text:tab/>A matemática intervalar proposta por [MOORE, 1966] surge para automatizar o cálculo do erro computacional científico com limites confiáveis, nesta forma de representação numérica os valores pontuais não são aproximados para valores reais, o que ocorre é a aproximação para cada um desses valores a um intervalo X que os contenha. <text:s/>Este intervalo contem limites superior e inferior representados em ponto-flutuante, porém todo erro originado para tratamento dos valores como o arredondamento e truncamento, são tratados pela aritmética intervalar e pelos arredondamentos direcionados. O tamanho deste intervalo pode ser utilizado como fator de avaliação da qualidade do intervalo obtido [RATSCHEK, 1988]. Toda função definida pela aritmética de real pode ser convertida para o sistema de aritmética intervalar através da extensão intervalar [MOORE, 1966], e com isto utilizar as vantagens da representação intervalar.</text:p>
      <text:p text:style-name="P5">Quando um experimento contém grande número de dados para serem trabalhados, para facilitar a compreensão utilizam-se variáveis aleatórias para representar estes valores [FELLER, 1968]. Estas variáveis são utilizadas para calcular <text:s/>de probabilidade com distribuições Normal, Exponencial, Binomial e entre outras. Em particular é necessário descobrir o comportamento desta variável que é dado pelo valor Esperado ou esperança matemática. A esperança matemática consiste em obter uma estimativa dos possíveis resultados da probabilidade [TORTELLI, 2013].</text:p>
      <text:p text:style-name="P5"><text:tab/>O objetivo do presente trabalho baseia-se a partir da variável aleatória Uniforme, redefinir seus valores esperados para a extensão intervalar a fim de obter das vantagens da matemática intervalar. E como forma de certificação dos resultados obtidos, será implementado as redefinições do valor esperado no ambiente intervalar IntPy, que dentre todos os ambientes analisados foi o que obteve-se os melhores resultados quanto a exatidão, cálculo de erro absoluto, erro relativo e diâmetro de intervalo[BALBONI, 2014].</text:p>
      <text:p text:style-name="P4"><text:bookmark text:name="_GoBack"/></text:p>
      <text:p text:style-name="P1"><text:span text:style-name="T1">2. METODOLOGIA</text:span></text:p>
      <text:p text:style-name="P3"/>
      <text:p text:style-name="P10"><text:soft-page-break/><text:span text:style-name="T4">Aqui o autor deve explicar como o trabalho foi realizado, expondo os procedimentos que foram adotados para a realização da pesquisa e geração dos resultados. A fundamentação metodológica deve esclarecer os trabalhos que embasam a análise proposta.</text:span></text:p>
      <text:p text:style-name="P4"/>
      <text:p text:style-name="P1"><text:span text:style-name="T1">3. RESULTADOS E DISCUSSÃO</text:span></text:p>
      <text:p text:style-name="P2"/>
      <text:p text:style-name="P10"><text:span text:style-name="T4">A preocupação nesta parte do resumo deve ser a de expor o que já foi feito até o momento, quais os resultados encontrados e o estado em que se encontra o trabalho. Esta parte serve também para que o autor evidencie o desenvolvimento do trabalho, ou seja, a análise do trabalho de campo e do objeto de estudo propriamente dito. </text:span></text:p>
      <text:p text:style-name="P10"><text:span text:style-name="T4">Se forem usadas tabelas e figuras, seus títulos deverão ser centralizados, com as letras iniciais maiúsculas e fonte Arial, corpo 12. </text:span></text:p>
      <text:p text:style-name="P2"/>
      <text:p text:style-name="P11"/>
      <text:p text:style-name="P1"><text:span text:style-name="T1">4. CONCLUSÕES</text:span></text:p>
      <text:p text:style-name="P2"/>
      <text:p text:style-name="P10"><text:span text:style-name="T4">Nas conclusões o autor deve apresentar objetivamente qual a inovação obtida com o trabalho, evitando apresentar resultados neste espaço. </text:span></text:p>
      <text:p text:style-name="P3"/>
      <text:p text:style-name="P12"><text:span text:style-name="T1">5. REFERÊNCIAS BIBLIOGRÁFICAS</text:span></text:p>
      <text:p text:style-name="P6"/>
      <text:p text:style-name="P7"><text:span text:style-name="T3">Livro</text:span></text:p>
      <text:p text:style-name="P7"><text:span text:style-name="T4">SOBRENOME, Letras Iniciais dos Nomes. </text:span><text:span text:style-name="T1">Título do Livro</text:span><text:span text:style-name="T4">. Local de Edição: Editora, ano da publicação. </text:span></text:p>
      <text:p text:style-name="P7"><text:span text:style-name="apple-style-span"><text:span text:style-name="T5">Ex.: JENNINGS, P.B.</text:span></text:span><text:span text:style-name="apple-converted-space"><text:span text:style-name="T5"> </text:span></text:span><text:span text:style-name="apple-style-span"><text:span text:style-name="T6">The practice of large animal surgery</text:span></text:span><text:span text:style-name="apple-style-span"><text:span text:style-name="T5">. </text:span></text:span><text:span text:style-name="apple-style-span"><text:span text:style-name="T4">Philadelphia: Saunders, 1985. 2v.</text:span></text:span></text:p>
      <text:p text:style-name="P4"/>
      <text:p text:style-name="P4"/>
      <text:p text:style-name="P7"><text:span text:style-name="T3">Capítulo de livro</text:span></text:p>
      <text:p text:style-name="P7"><text:span text:style-name="T4">SOBRENOME, Letras Iniciais dos Nomes (do autor do capítulo). Título do capítulo. In: SOBRENOME, Letras Iniciais dos Nomes (Ed., Org., Comp.) </text:span><text:span text:style-name="T1">Título do Livro</text:span><text:span text:style-name="T4">. Local de Edição: Editora, ano de publicação. Número do Capítulo, p. página inicial – página final do capítulo.</text:span></text:p>
      <text:p text:style-name="P7"><text:span text:style-name="apple-style-span"><text:span text:style-name="T5">Ex.: GORBAMAN, A.A. comparative pathology of thyroid. In: HAZARD, J.B.; SMITH, D.E.</text:span></text:span><text:span text:style-name="apple-converted-space"><text:span text:style-name="T5"> </text:span></text:span><text:span text:style-name="apple-style-span"><text:span text:style-name="T6">The thyroid</text:span></text:span><text:span text:style-name="apple-style-span"><text:span text:style-name="T5">. </text:span></text:span><text:span text:style-name="apple-style-span"><text:span text:style-name="T4">Baltimore: Williams &amp; Wilkins, 1964. Cap.2, p.32-48.</text:span></text:span></text:p>
      <text:p text:style-name="P4"/>
      <text:p text:style-name="P7"><text:span text:style-name="T3">Artigo</text:span></text:p>
      <text:p text:style-name="P7"><text:span text:style-name="T4">SOBRENOME, Letras Iniciais dos Nomes. Título do Artigo. </text:span><text:span text:style-name="T1">Nome da Revista</text:span><text:span text:style-name="T4">, Local de Edição, v.?, n.?, p. página inicial - página final, ano da publicação.</text:span></text:p>
      <text:p text:style-name="P7"><text:span text:style-name="apple-style-span"><text:span text:style-name="T5">Ex.: MEWIS, I.; ULRICHS, C.H. Action of amorphous diatomaceous earth against different stages of the stored product pests</text:span></text:span><text:span text:style-name="apple-converted-space"><text:span text:style-name="T5"> </text:span></text:span><text:span text:style-name="apple-style-span"><text:span text:style-name="T7">Tribolium confusum</text:span></text:span><text:span text:style-name="apple-style-span"><text:span text:style-name="T5">(Coleoptera: Tenebrionidae),</text:span></text:span><text:span text:style-name="apple-converted-space"><text:span text:style-name="T5"> </text:span></text:span><text:span text:style-name="apple-style-span"><text:span text:style-name="T7">Tenebrio molitor</text:span></text:span><text:span text:style-name="apple-converted-space"><text:span text:style-name="T5"> </text:span></text:span><text:span text:style-name="apple-style-span"><text:span text:style-name="T5">(Coleoptera:Tenebrionidae),</text:span></text:span><text:span text:style-name="apple-converted-space"><text:span text:style-name="T5"> </text:span></text:span><text:span text:style-name="apple-style-span"><text:span text:style-name="T7">Sitophilus granarius</text:span></text:span><text:span text:style-name="apple-converted-space"><text:span text:style-name="T5"> </text:span></text:span><text:span text:style-name="apple-style-span"><text:span text:style-name="T5">(Coleoptera: Curculionidae) and</text:span></text:span><text:span text:style-name="apple-converted-space"><text:span text:style-name="T5"> </text:span></text:span><text:span text:style-name="apple-style-span"><text:span text:style-name="T7">Plodia interpunctella</text:span></text:span><text:span text:style-name="apple-converted-space"><text:span text:style-name="T5"> </text:span></text:span><text:span text:style-name="apple-style-span"><text:span text:style-name="T5">(Lepidoptera: Pyralidae).</text:span></text:span><text:span text:style-name="apple-converted-space"><text:span text:style-name="T5"> </text:span></text:span><text:span text:style-name="apple-style-span"><text:span text:style-name="T6">Journal of Stored Product Research</text:span></text:span><text:span text:style-name="apple-style-span"><text:span text:style-name="T5">, Amsterdam, v.37, n.1, p.153-164, 2001.</text:span></text:span><text:span text:style-name="apple-converted-space"><text:span text:style-name="T5"> </text:span></text:span></text:p>
      <text:p text:style-name="P8"/>
      <text:p text:style-name="P7"><text:span text:style-name="T8">Tese/Dissertação/Monografia</text:span></text:p>
      <text:p text:style-name="P7"><text:span text:style-name="T4">SOBRENOME, Letras Iniciais dos Nomes. </text:span><text:span text:style-name="T1">Título da tese/dissertação/monografia</text:span><text:span text:style-name="T4">. Data de publicação. Tese/Dissertação/monografia (Doutorado/Mestrado/Especialização em ...) - Programa, Universidade.</text:span></text:p>
      <text:p text:style-name="P7"><text:span text:style-name="apple-style-span"><text:span text:style-name="T13">Ex.: KLEINOWSKI, A.M. </text:span></text:span><text:span text:style-name="apple-style-span"><text:span text:style-name="T14">Produção de betacianina, crescimento e potencial bioativo de plantas do gênero </text:span></text:span><text:span text:style-name="apple-style-span"><text:span text:style-name="T15">Alternanthera</text:span></text:span><text:span text:style-name="apple-style-span"><text:span text:style-name="T13">.</text:span></text:span><text:span text:style-name="apple-converted-space"><text:span text:style-name="T13"> 2011. 71f. </text:span></text:span><text:span text:style-name="apple-style-span"><text:span text:style-name="T13">Dissertação (Mestrado em Fisiologia Vegetal) - Curso de Pós-graduação em Fisiologia Vegetal, Universidade Federal de Pelotas.</text:span></text:span></text:p>
      <text:p text:style-name="P4"/>
      <text:p text:style-name="P7"><text:span text:style-name="T3">Resumo de Evento</text:span></text:p>
      <text:p text:style-name="P7"><text:span text:style-name="T4">SOBRENOME, Letras Iniciais dos Nomes. Título do trabalho. In: </text:span><text:span text:style-name="T1">NOME DO EVENTO EM CAIXA ALTA</text:span><text:span text:style-name="T4">, 5., Cidade, ano. Título Anais, Proceedings... Local de edição: Editora, ano. página do trabalho.</text:span></text:p>
      <text:p text:style-name="P7"><text:span text:style-name="apple-style-span"><text:span text:style-name="T4">Ex.: RIZZARDI, M.A.; MILGIORANÇA, M.E. Avaliação de cultivares do ensaio nacional de girassol. In: </text:span></text:span><text:span text:style-name="apple-style-span"><text:span text:style-name="T1">JORNADA DE PESQUISA DA UFSM,</text:span></text:span><text:span text:style-name="apple-style-span"><text:span text:style-name="T4"> 1., Santa Maria, 1992, </text:span></text:span><text:span text:style-name="apple-style-span"><text:span text:style-name="T2">Anais...</text:span></text:span><text:span text:style-name="apple-converted-space"><text:span text:style-name="T4"> </text:span></text:span><text:span text:style-name="apple-style-span"><text:span text:style-name="T4">Santa Maria: Pró-reitoria de Pós-graduação e Pesquisa, 1992. v.1. p.420.</text:span></text:span></text:p>
      <text:p text:style-name="P9"><text:span text:style-name="apple-style-span"/></text:p>
      <text:p text:style-name="P7"><text:span text:style-name="apple-style-span"><text:span text:style-name="T16">Documentos eletrônicos</text:span></text:span></text:p>
      <text:p text:style-name="P7"><text:span text:style-name="apple-style-span"><text:span text:style-name="T4">UFRGS.</text:span></text:span><text:span text:style-name="apple-converted-space"><text:span text:style-name="T4"> </text:span></text:span><text:span text:style-name="apple-style-span"><text:span text:style-name="T2">Transgênicos</text:span></text:span><text:span text:style-name="apple-style-span"><text:span text:style-name="T4">. Zero Hora Digital, Porto Alegre, 23 mar. 2000. Especiais. Acessado em 23 mar. 2000. Online. Disponível em: http://www.zh.com.br/especial/index.ht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rfc-language-tag="x-none" style:font-size-asian="8pt" style:rfc-language-tag-asian="x-none" style:font-size-complex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752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 12" text:anchor-type="char" svg:x="-0.286cm" svg:y="-0.393cm" svg:width="16.32cm" svg:height="1.238cm" draw:z-index="2"><draw:image xlink:href="Pictures/10000000000009B2000000BDAAEC5D7E.jpg" xlink:type="simple" xlink:show="embed" xlink:actuate="onLoad"/><svg:desc>cic_novo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ÍTULO DO TRABALHO</dc:title>
    <meta:initial-creator>FUNDACAO UNIVERSIDADE FEDERAL DE PELOTAS</meta:initial-creator>
    <meta:editing-cycles>2</meta:editing-cycles>
    <meta:print-date>2011-06-20T15:27:00</meta:print-date>
    <meta:creation-date>2014-07-01T22:46:00</meta:creation-date>
    <dc:date>2014-07-02T10:57:56.380290233</dc:date>
    <meta:editing-duration>P0D</meta:editing-duration>
    <meta:generator>LibreOffice/4.2.3.3$Linux_X86_64 LibreOffice_project/420m0$Build-3</meta:generator>
    <meta:document-statistic meta:table-count="0" meta:image-count="1" meta:object-count="0" meta:page-count="3" meta:paragraph-count="35" meta:word-count="892" meta:character-count="6322" meta:non-whitespace-character-count="5449"/>
    <meta:user-defined meta:name="AppVersion">14.0000</meta:user-defined>
    <meta:user-defined meta:name="Company">FUNDACAO UNIVERSIDADE FEDERAL DE PELOT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